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128c" officeooo:paragraph-rsid="0008128c"/>
    </style:style>
    <style:style style:name="P2" style:family="paragraph" style:parent-style-name="Standard">
      <style:text-properties officeooo:paragraph-rsid="0008128c"/>
    </style:style>
    <style:style style:name="T1" style:family="text">
      <style:text-properties officeooo:rsid="000812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Book of the Dead</text:p>
      <text:p text:style-name="P1">This is [NAME] they [funny phrase about them]</text:p>
      <text:p text:style-name="P1"/>
      <text:p text:style-name="P1"/>
      <text:p text:style-name="P1">@Book of the Dead</text:p>
      <text:p text:style-name="P1">What do you want to know about this person?</text:p>
      <text:p text:style-name="P1"/>
      <text:p text:style-name="P1"/>
      <text:p text:style-name="P2"><text:span text:style-name="T1">@none</text:span></text:p>
      <text:p text:style-name="P1">+Cause of death</text:p>
      <text:p text:style-name="P2"><text:span text:style-name="T1">+</text:span>Personality</text:p>
      <text:p text:style-name="P2"><text:span text:style-name="T1">+</text:span>Random fact?</text:p>
      <text:p text:style-name="P1">+Results of death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11111" style:writing-mode="lr-tb" draw:fill="solid" draw:fill-color="#111111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11111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20:14:55.639000000</meta:creation-date>
    <dc:date>2023-10-18T22:36:10.974000000</dc:date>
    <meta:editing-duration>PT2H21M16S</meta:editing-duration>
    <meta:editing-cycles>1</meta:editing-cycles>
    <meta:document-statistic meta:table-count="0" meta:image-count="0" meta:object-count="0" meta:page-count="1" meta:paragraph-count="9" meta:word-count="35" meta:character-count="184" meta:non-whitespace-character-count="158"/>
    <meta:generator>LibreOffice/7.6.2.1$Windows_X86_64 LibreOffice_project/56f7684011345957bbf33a7ee678afaf4d2ba333</meta:generator>
  </office:meta>
</office:document-meta>
</file>